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31.96pt"/>
    </style:style>
    <style:style style:name="co4" style:family="table-column">
      <style:table-column-properties fo:break-before="auto" style:column-width="262.4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Top" table:style-name="ta1">
        <table:table-column table:style-name="co1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Lsh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nitial measurement – nice top antenna!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From simulation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/>
        </table:table-row>
        <table:table-row table:style-name="ro1">
          <table:table-cell table:style-name="ce2" office:value-type="float" office:value="3.9" calcext:value-type="float">
            <text:p>3.9</text:p>
          </table:table-cell>
          <table:table-cell table:style-name="ce2" office:value-type="float" office:value="2.2" calcext:value-type="float">
            <text:p>2.2</text:p>
          </table:table-cell>
          <table:table-cell office:value-type="string" calcext:value-type="string">
            <text:p>Pretty nice! – Soldered on to tuner board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Tuner: Changing to 0603 coilcraft</text:p>
          </table:table-cell>
        </table:table-row>
      </table:table>
      <table:table table:name="Side" table:style-name="ta1">
        <table:table-column table:style-name="co1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s</text:p>
          </table:table-cell>
          <table:table-cell office:value-type="string" calcext:value-type="string">
            <text:p>Lsh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itial measurement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From simulation</text:p>
          </table:table-cell>
        </table:table-row>
        <table:table-row table:style-name="ro1">
          <table:table-cell table:number-columns-repeated="2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.3" calcext:value-type="float">
            <text:p>1.3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Soldered on to tuner board (not too good)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a" fo:country="DK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22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/00/0000</text:date>, <text:time style:data-style-name="N2" text:time-value="10:29:50.501955022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7:17:08.765000000</meta:creation-date>
    <dc:date>2016-05-11T10:30:33.614840060</dc:date>
    <meta:editing-duration>PT5H35M2S</meta:editing-duration>
    <meta:editing-cycles>41</meta:editing-cycles>
    <meta:generator>LibreOffice/5.1.2.2.0$Linux_X86_64 LibreOffice_project/10m0$Build-2</meta:generator>
    <meta:document-statistic meta:table-count="2" meta:cell-count="47" meta:object-count="0"/>
  </office:meta>
</office:document-meta>
</file>